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949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standard">
      <style:graphic-properties draw:stroke="none" svg:stroke-color="#000000" draw:fill="none" draw:fill-color="#ffffff" fo:min-height="1.1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5cm" fo:min-width="0cm"/>
    </style:style>
    <style:style style:name="gr7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45cm" fo:min-width="1.2cm"/>
    </style:style>
    <style:style style:name="gr9" style:family="graphic" style:parent-style-name="standard">
      <style:graphic-properties draw:stroke="none" svg:stroke-color="#000000" draw:fill="none" draw:fill-color="#ffffff" fo:min-height="0.5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1cm" svg:y1="1cm" svg:x2="13.1cm" svg:y2="20cm">
          <text:p/>
        </draw:line>
        <draw:line draw:style-name="gr1" draw:text-style-name="P1" draw:layer="layout" svg:x1="21.6cm" svg:y1="1cm" svg:x2="21.6cm" svg:y2="20cm">
          <text:p/>
        </draw:line>
        <draw:frame draw:style-name="gr2" draw:text-style-name="P2" draw:layer="layout" svg:width="5.3cm" svg:height="1.199cm" svg:x="14.8cm" svg:y="1.201cm">
          <draw:text-box>
            <text:p>Ticketing Server</text:p>
            <text:p>(Issues ticket for service)</text:p>
          </draw:text-box>
        </draw:frame>
        <draw:frame draw:style-name="gr3" draw:text-style-name="P2" draw:layer="layout" svg:width="6.2cm" svg:height="1.673cm" svg:x="21.9cm" svg:y="1.101cm">
          <draw:text-box>
            <text:p>Authentication Server, LDAP<text:line-break/>(Stores Passwords)</text:p>
          </draw:text-box>
        </draw:frame>
        <draw:frame draw:style-name="gr4" draw:text-style-name="P2" draw:layer="layout" svg:width="3.4cm" svg:height="1.4cm" svg:x="8.3cm" svg:y="1.3cm">
          <draw:text-box>
            <text:p>Service</text:p>
            <text:p>(Application)</text:p>
          </draw:text-box>
        </draw:frame>
        <draw:frame draw:style-name="gr5" draw:text-style-name="P2" draw:layer="layout" svg:width="1.395cm" svg:height="0.725cm" svg:x="1.7cm" svg:y="1.4cm">
          <draw:text-box>
            <text:p>User</text:p>
          </draw:text-box>
        </draw:frame>
        <draw:line draw:style-name="gr1" draw:text-style-name="P1" draw:layer="layout" svg:x1="6cm" svg:y1="1cm" svg:x2="6cm" svg:y2="20cm">
          <text:p/>
        </draw:line>
        <draw:frame draw:style-name="gr5" draw:text-style-name="P2" draw:layer="layout" svg:width="3.719cm" svg:height="0.725cm" svg:x="1.381cm" svg:y="2.6cm">
          <draw:text-box>
            <text:p>1. Login Request</text:p>
          </draw:text-box>
        </draw:frame>
        <draw:frame draw:style-name="gr6" draw:text-style-name="P2" draw:layer="layout" svg:width="3.977cm" svg:height="0.825cm" svg:x="6.923cm" svg:y="5.2cm">
          <draw:text-box>
            <text:p>2. User lookup</text:p>
          </draw:text-box>
        </draw:frame>
        <draw:line draw:style-name="gr7" draw:text-style-name="P3" draw:layer="layout" svg:x1="4.2cm" svg:y1="4.5cm" svg:x2="8.1cm" svg:y2="4.5cm">
          <text:p/>
        </draw:line>
        <draw:frame draw:style-name="gr5" draw:text-style-name="P2" draw:layer="layout" svg:width="3.042cm" svg:height="0.725cm" svg:x="4.8cm" svg:y="3.7cm">
          <draw:text-box>
            <text:p>TGT Request</text:p>
          </draw:text-box>
        </draw:frame>
        <draw:custom-shape draw:style-name="gr8" draw:text-style-name="P5" xml:id="id1" draw:id="id1" draw:layer="layout" svg:width="3.4cm" svg:height="3.4cm" svg:x="7.3cm" svg:y="6.3cm">
          <text:p text:style-name="P4">Local use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2" draw:layer="layout" svg:width="1.6cm" svg:height="0.8cm" svg:x="9.1cm" svg:y="9.8cm">
          <draw:text-box>
            <text:p>Yes</text:p>
          </draw:text-box>
        </draw:frame>
        <draw:frame draw:style-name="gr5" draw:text-style-name="P2" draw:layer="layout" svg:width="1.044cm" svg:height="0.725cm" svg:x="10.6cm" svg:y="7.3cm">
          <draw:text-box>
            <text:p>No</text:p>
          </draw:text-box>
        </draw:frame>
        <draw:frame draw:style-name="gr5" draw:text-style-name="P2" xml:id="id2" draw:id="id2" draw:layer="layout" svg:width="4.68cm" svg:height="0.725cm" svg:x="22.62cm" svg:y="8.775cm">
          <draw:text-box>
            <text:p>3. Find user password</text:p>
          </draw:text-box>
        </draw:frame>
        <draw:connector draw:style-name="gr7" draw:text-style-name="P3" draw:layer="layout" svg:x1="10.7cm" svg:y1="8cm" svg:x2="24.96cm" svg:y2="8.775cm" draw:start-shape="id1" draw:start-glue-point="7" draw:end-shape="id2" draw:end-glue-point="0" svg:d="M10700 8000h14260v775" svg:viewBox="0 0 14261 776">
          <text:p/>
        </draw:connector>
        <draw:frame draw:style-name="gr10" draw:text-style-name="P2" xml:id="id3" draw:id="id3" draw:layer="layout" svg:width="4cm" svg:height="0.725cm" svg:x="7cm" svg:y="11.075cm">
          <draw:text-box>
            <text:p>4. Generate TGT</text:p>
          </draw:text-box>
        </draw:frame>
        <draw:frame draw:style-name="gr5" draw:text-style-name="P2" xml:id="id4" draw:id="id4" draw:layer="layout" svg:width="5.349cm" svg:height="0.725cm" svg:x="0.925cm" svg:y="11.953cm">
          <draw:text-box>
            <text:p>5. Generate Authenticator</text:p>
          </draw:text-box>
        </draw:frame>
        <draw:connector draw:style-name="gr7" draw:text-style-name="P3" draw:layer="layout" svg:x1="24.96cm" svg:y1="9.5cm" svg:x2="11cm" svg:y2="11.437cm" draw:start-shape="id2" draw:start-glue-point="2" draw:end-shape="id3" draw:end-glue-point="1" svg:d="M24960 9500v1937h-13960" svg:viewBox="0 0 13961 1938">
          <text:p/>
        </draw:connector>
        <draw:line draw:style-name="gr7" draw:text-style-name="P3" draw:layer="layout" svg:x1="9cm" svg:y1="9.7cm" svg:x2="9cm" svg:y2="11cm">
          <text:p/>
        </draw:line>
        <draw:connector draw:style-name="gr7" draw:text-style-name="P3" draw:layer="layout" svg:x1="9cm" svg:y1="11.8cm" svg:x2="6.274cm" svg:y2="12.315cm" draw:start-shape="id3" draw:start-glue-point="2" draw:end-shape="id4" draw:end-glue-point="1" svg:d="M9000 11800v515h-2726" svg:viewBox="0 0 2727 516">
          <text:p/>
        </draw:connector>
        <draw:frame draw:style-name="gr5" draw:text-style-name="P2" xml:id="id5" draw:id="id5" draw:layer="layout" svg:width="5.032cm" svg:height="1.199cm" svg:x="14.859cm" svg:y="13.918cm">
          <draw:text-box>
            <text:p>Generate Service Ticket<text:line-break/>for user and service</text:p>
          </draw:text-box>
        </draw:frame>
        <draw:connector draw:style-name="gr7" draw:text-style-name="P3" draw:layer="layout" svg:x1="3.599cm" svg:y1="12.678cm" svg:x2="14.859cm" svg:y2="14.517cm" draw:start-shape="id4" draw:start-glue-point="2" draw:end-shape="id5" draw:end-glue-point="3" svg:d="M3599 12678v1839h11260" svg:viewBox="0 0 11261 1840">
          <text:p/>
        </draw:connector>
        <draw:frame draw:style-name="gr5" draw:text-style-name="P2" draw:layer="layout" svg:width="4.841cm" svg:height="0.725cm" svg:x="3.4cm" svg:y="13.7cm">
          <draw:text-box>
            <text:p>Service Ticket Reques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2:21:14.130781436</meta:creation-date>
    <dc:date>2018-02-02T13:39:34.346737751</dc:date>
    <meta:editing-duration>PT3H56M44S</meta:editing-duration>
    <meta:editing-cycles>6</meta:editing-cycles>
    <meta:generator>LibreOffice/6.0.0.3$Linux_X86_64 LibreOffice_project/64a0f66915f38c6217de274f0aa8e15618924765</meta:generator>
    <meta:document-statistic meta:object-count="24"/>
  </office:meta>
</office:document-meta>
</file>